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70d41" officeooo:paragraph-rsid="00070d41"/>
    </style:style>
    <style:style style:name="P2" style:family="paragraph" style:parent-style-name="Standard">
      <style:text-properties style:font-name="Calibri" officeooo:rsid="0008bfc5" officeooo:paragraph-rsid="0008bfc5"/>
    </style:style>
    <style:style style:name="P3" style:family="paragraph" style:parent-style-name="Standard">
      <style:text-properties style:font-name="Calibri" officeooo:rsid="0008bfc5" officeooo:paragraph-rsid="000aa2bc"/>
    </style:style>
    <style:style style:name="P4" style:family="paragraph" style:parent-style-name="Standard">
      <style:text-properties style:font-name="Calibri" officeooo:rsid="000ba78b" officeooo:paragraph-rsid="000aa2bc"/>
    </style:style>
    <style:style style:name="P5" style:family="paragraph" style:parent-style-name="Standard">
      <style:paragraph-properties fo:break-before="page"/>
      <style:text-properties style:font-name="Calibri" fo:font-weight="bold" officeooo:rsid="0008bfc5" officeooo:paragraph-rsid="0008bfc5" style:font-weight-asian="bold" style:font-weight-complex="bold"/>
    </style:style>
    <style:style style:name="P6" style:family="paragraph" style:parent-style-name="Standard" style:list-style-name="L1">
      <style:text-properties style:font-name="Calibri" officeooo:rsid="00070d41" officeooo:paragraph-rsid="00070d41"/>
    </style:style>
    <style:style style:name="P7" style:family="paragraph" style:parent-style-name="Standard">
      <style:text-properties style:font-name="Calibri" officeooo:rsid="000aa2bc" officeooo:paragraph-rsid="000aa2bc"/>
    </style:style>
    <style:style style:name="P8" style:family="paragraph" style:parent-style-name="Standard">
      <style:text-properties style:font-name="Calibri" officeooo:rsid="0008bfc5" officeooo:paragraph-rsid="0008bfc5"/>
    </style:style>
    <style:style style:name="P9" style:family="paragraph" style:parent-style-name="Standard" style:list-style-name="L1">
      <style:paragraph-properties fo:break-before="page"/>
      <style:text-properties style:font-name="Calibri" officeooo:rsid="000ed355" officeooo:paragraph-rsid="000ed355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0da4b3" style:font-size-asian="10.5pt" style:font-size-complex="10.5pt"/>
    </style:style>
    <style:style style:name="T3" style:family="text">
      <style:text-properties officeooo:rsid="000aa2bc"/>
    </style:style>
    <style:style style:name="T4" style:family="text">
      <style:text-properties officeooo:rsid="000ba78b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6979797" text:style-name="L1">
        <text:list-item>
          <text:p text:style-name="P6">Introducción. Arquitecturas Web</text:p>
          <text:list>
            <text:list-item>
              <text:p text:style-name="P6">Web</text:p>
            </text:list-item>
            <text:list-item>
              <text:p text:style-name="P6">Servidores</text:p>
            </text:list-item>
            <text:list-item>
              <text:p text:style-name="P6">Web.</text:p>
            </text:list-item>
            <text:list-item>
              <text:p text:style-name="P6">Aplicaciones</text:p>
            </text:list-item>
            <text:list-item>
              <text:p text:style-name="P6">HTTP</text:p>
            </text:list-item>
            <text:list-item>
              <text:p text:style-name="P6">Java EE</text:p>
            </text:list-item>
            <text:list-item>
              <text:p text:style-name="P6">Microservicios</text:p>
            </text:list-item>
            <text:list-item>
              <text:p text:style-name="P6">Simplificando los servidores</text:p>
            </text:list-item>
          </text:list>
        </text:list-item>
      </text:list>
      <text:p text:style-name="P1"/>
      <text:p text:style-name="P1"/>
      <text:list xml:id="list131032450602585" text:continue-numbering="true" text:style-name="L1">
        <text:list-item>
          <text:p text:style-name="P6">Estructura de las aplicaciones</text:p>
          <text:list>
            <text:list-item>
              <text:p text:style-name="P6">Node básico</text:p>
            </text:list-item>
            <text:list-item>
              <text:p text:style-name="P6">Instalar Node en Ubuntu</text:p>
            </text:list-item>
            <text:list-item>
              <text:p text:style-name="P6">NPM</text:p>
            </text:list-item>
            <text:list-item>
              <text:p text:style-name="P6">npm Scripts</text:p>
            </text:list-item>
            <text:list-item>
              <text:p text:style-name="P6">Angular</text:p>
            </text:list-item>
          </text:list>
        </text:list-item>
      </text:list>
      <text:p text:style-name="P1"/>
      <text:p text:style-name="P1"/>
      <text:list xml:id="list131032946623240" text:continue-numbering="true" text:style-name="L1">
        <text:list-item>
          <text:p text:style-name="P6">Administración de servidores de aplicaciones</text:p>
          <text:list>
            <text:list-item>
              <text:p text:style-name="P6">Servidores Node</text:p>
            </text:list-item>
            <text:list-item>
              <text:p text:style-name="P6">Servidores Java</text:p>
              <text:list>
                <text:list-item>
                  <text:p text:style-name="P6">Instalación</text:p>
                </text:list-item>
                <text:list-item>
                  <text:p text:style-name="P6">Configuración</text:p>
                </text:list-item>
                <text:list-item>
                  <text:p text:style-name="P6">Administración</text:p>
                </text:list-item>
                <text:list-item>
                  <text:p text:style-name="P6">Pool de conexiones</text:p>
                </text:list-item>
                <text:list-item>
                  <text:p text:style-name="P6">Monitorización</text:p>
                </text:list-item>
              </text:list>
            </text:list-item>
          </text:list>
        </text:list-item>
      </text:list>
      <text:p text:style-name="P1"/>
      <text:p text:style-name="P1"/>
      <text:list xml:id="list131033813235772" text:continue-numbering="true" text:style-name="L1">
        <text:list-item>
          <text:p text:style-name="P6">Protocolo HTTP</text:p>
          <text:list>
            <text:list-item>
              <text:p text:style-name="P6">HTTP</text:p>
            </text:list-item>
            <text:list-item>
              <text:p text:style-name="P6">REST</text:p>
            </text:list-item>
            <text:list-item>
              <text:p text:style-name="P6">Cabeceras</text:p>
              <text:list>
                <text:list-item>
                  <text:p text:style-name="P6">Accept</text:p>
                </text:list-item>
                <text:list-item>
                  <text:p text:style-name="P6">ContentType</text:p>
                </text:list-item>
                <text:list-item>
                  <text:p text:style-name="P6">Cache</text:p>
                </text:list-item>
                <text:list-item>
                  <text:p text:style-name="P6">Host</text:p>
                </text:list-item>
              </text:list>
            </text:list-item>
            <text:list-item>
              <text:p text:style-name="P6">Metodos</text:p>
              <text:list>
                <text:list-item>
                  <text:p text:style-name="P6">GET</text:p>
                </text:list-item>
                <text:list-item>
                  <text:p text:style-name="P6">POST</text:p>
                </text:list-item>
                <text:list-item>
                  <text:p text:style-name="P6">PUT</text:p>
                </text:list-item>
                <text:list-item>
                  <text:p text:style-name="P6">DELETE</text:p>
                </text:list-item>
              </text:list>
            </text:list-item>
            <text:list-item>
              <text:p text:style-name="P6">Códigos de Estado</text:p>
              <text:list>
                <text:list-item>
                  <text:p text:style-name="P6">2xx</text:p>
                </text:list-item>
                <text:list-item>
                  <text:p text:style-name="P6">4xx</text:p>
                </text:list-item>
                <text:list-item>
                  <text:p text:style-name="P6">5xx</text:p>
                </text:list-item>
              </text:list>
            </text:list-item>
            <text:list-item>
              <text:p text:style-name="P6">Codificación</text:p>
              <text:list>
                <text:list-item>
                  <text:p text:style-name="P6">UTF-8</text:p>
                </text:list-item>
              </text:list>
            </text:list-item>
          </text:list>
        </text:list-item>
      </text:list>
      <text:p text:style-name="P5">Estructura de carpetas:</text:p>
      <text:p text:style-name="P2">→ disenyo-grafico</text:p>
      <text:p text:style-name="P2">→ db</text:p>
      <text:p text:style-name="P2">→ src</text:p>
      <text:p text:style-name="P2"><text:tab/>→ .gitkeep</text:p>
      <text:p text:style-name="P2"><text:tab/>→<text:span text:style-name="T3"> html</text:span></text:p>
      <text:p text:style-name="P7"><text:tab/>→ js</text:p>
      <text:p text:style-name="P7"><text:tab/>→ ts (typescript) </text:p>
      <text:p text:style-name="P2"><text:tab/>→<text:span text:style-name="T3"> assets</text:span></text:p>
      <text:p text:style-name="P3"><text:tab/><text:tab/><text:tab/>→<text:span text:style-name="T3">img</text:span></text:p>
      <text:p text:style-name="P7"><text:tab/><text:tab/><text:tab/>→ fonts</text:p>
      <text:p text:style-name="P7"><text:tab/><text:tab/><text:tab/>→ css</text:p>
      <text:p text:style-name="P7"><text:tab/><text:tab/><text:tab/>→ scss</text:p>
      <text:p text:style-name="P3"><text:tab/><text:tab/><text:tab/><text:tab/>→<text:span text:style-name="T4"> main.scss</text:span></text:p>
      <text:p text:style-name="P3"><text:tab/><text:tab/><text:tab/><text:tab/>→<text:span text:style-name="T4"> abstract</text:span></text:p>
      <text:p text:style-name="P3"><text:tab/><text:tab/><text:tab/><text:tab/>→<text:span text:style-name="T4"> components</text:span></text:p>
      <text:p text:style-name="P3"><text:tab/><text:tab/><text:tab/><text:tab/>→<text:span text:style-name="T4"> base</text:span></text:p>
      <text:p text:style-name="P4"><text:tab/><text:tab/><text:tab/><text:tab/>→ layout</text:p>
      <text:p text:style-name="P7"><text:tab/><text:tab/></text:p>
      <text:p text:style-name="P2">→ negocio</text:p>
      <text:p text:style-name="P2">→ docs <text:span text:style-name="T1">(documentación del proyecto)</text:span></text:p>
      <text:p text:style-name="P2">→ scripts</text:p>
      <text:p text:style-name="P2"><text:tab/>→ build.sh <text:span text:style-name="T1">(compila el sass en typescript y lo copia en dist)</text:span></text:p>
      <text:p text:style-name="P2"><text:tab/>→ deploy.sh <text:span text:style-name="T1">(</text:span><text:span text:style-name="T2">copias todo lo de dist a htdocs</text:span><text:span text:style-name="T1">)</text:span></text:p>
      <text:p text:style-name="P2">→ dist</text:p>
      <text:list xml:id="list131032795976968" text:continue-list="list131033813235772" text:style-name="L1">
        <text:list-item text:start-value="1">
          <text:p text:style-name="P9">Introducción. Arquitecturas Web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09:30:23.573000000</meta:creation-date>
    <dc:date>2019-10-24T13:10:31.552000000</dc:date>
    <meta:editing-duration>PT7H15M1S</meta:editing-duration>
    <meta:editing-cycles>3</meta:editing-cycles>
    <meta:generator>LibreOffice/6.2.4.2$Windows_X86_64 LibreOffice_project/2412653d852ce75f65fbfa83fb7e7b669a126d64</meta:generator>
    <meta:document-statistic meta:table-count="0" meta:image-count="0" meta:object-count="0" meta:page-count="3" meta:paragraph-count="68" meta:word-count="181" meta:character-count="1105" meta:non-whitespace-character-count="906"/>
  </office:meta>
</office:document-meta>
</file>